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50000013173E888E0E1DF80A8.png" manifest:media-type="image/png"/>
  <manifest:file-entry manifest:full-path="Pictures/1000000000000104000000C228C2830F6111002B.jpg" manifest:media-type="image/jpeg"/>
  <manifest:file-entry manifest:full-path="Pictures/100000000000026C00000184EB389628803602C7.jpg" manifest:media-type="image/jpeg"/>
  <manifest:file-entry manifest:full-path="Pictures/100000000000019B0000012CD37BDD444FA8A92F.gif" manifest:media-type="image/gif"/>
  <manifest:file-entry manifest:full-path="Pictures/100000000000027E000001DFAC2A4569BC9A3F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65cm" fo:min-width="5.7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25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.46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39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.464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451cm" fo:min-width="0cm"/>
    </style:style>
    <style:style style:name="gr13" style:family="graphic" style:parent-style-name="objectwithoutfill">
      <style:graphic-properties svg:stroke-width="0.081cm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3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style:font-name="MathJax_Typewriter"/>
    </style:style>
    <style:style style:name="P6" style:family="paragraph">
      <loext:graphic-properties draw:fill="none" draw:fill-color="#ffffff"/>
      <style:text-properties style:font-name="MathJax_Typewri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72cm" svg:height="7.278cm" svg:x="2.1cm" svg:y="11.722cm">
          <draw:image xlink:href="Pictures/10000000000001E50000013173E888E0E1DF80A8.png" xlink:type="simple" xlink:show="embed" xlink:actuate="onLoad">
            <text:p/>
          </draw:image>
        </draw:frame>
        <draw:frame draw:style-name="gr2" draw:text-style-name="P1" draw:layer="layout" svg:width="11.7cm" svg:height="6.606cm" svg:x="2cm" svg:y="2.763cm">
          <draw:image xlink:href="Pictures/100000000000026C00000184EB389628803602C7.jpg" xlink:type="simple" xlink:show="embed" xlink:actuate="onLoad">
            <text:p/>
          </draw:image>
        </draw:frame>
        <draw:custom-shape draw:style-name="gr3" draw:text-style-name="P2" draw:layer="layout" svg:width="6.2cm" svg:height="0.9cm" svg:x="5.1cm" svg:y="4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873cm" svg:height="7.937cm" svg:x="15.527cm" svg:y="11.663cm">
          <draw:image xlink:href="Pictures/100000000000019B0000012CD37BDD444FA8A92F.gif" xlink:type="simple" xlink:show="embed" xlink:actuate="onLoad">
            <text:p/>
          </draw:image>
        </draw:frame>
        <draw:custom-shape draw:style-name="gr4" draw:text-style-name="P2" draw:layer="layout" svg:width="0.5cm" svg:height="1cm" svg:x="8.2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1cm" svg:height="0.5cm" svg:x="13.9cm" svg:y="15.3cm">
          <text:p/>
          <draw:enhanced-geometry svg:viewBox="0 0 21600 21600" draw:text-areas="0 ?f0 ?f5 ?f2" draw:type="right-arrow" draw:modifiers="13929.1553133515 8191.616766467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924cm" svg:height="5.2cm" svg:x="21.188cm" svg:y="6.2cm">
          <draw:image xlink:href="Pictures/100000000000027E000001DFAC2A4569BC9A3F4A.jpg" xlink:type="simple" xlink:show="embed" xlink:actuate="onLoad">
            <text:p/>
          </draw:image>
        </draw:frame>
        <draw:frame draw:style-name="gr6" draw:text-style-name="P3" draw:layer="layout" svg:width="1.4cm" svg:height="0.962cm" svg:x="16.9cm" svg:y="1.6cm">
          <draw:text-box>
            <text:p>5<text:span text:style-name="T1">σ</text:span></text:p>
          </draw:text-box>
        </draw:frame>
        <draw:line draw:style-name="gr7" draw:text-style-name="P4" draw:layer="layout" svg:x1="19.1cm" svg:y1="2.1cm" svg:x2="20.7cm" svg:y2="2.1cm">
          <text:p/>
        </draw:line>
        <draw:frame draw:style-name="gr8" draw:text-style-name="P6" draw:layer="layout" svg:width="5.8cm" svg:height="1.1cm" svg:x="21.394cm" svg:y="1.68cm">
          <draw:text-box>
            <text:p text:style-name="P5"><text:span text:style-name="T2">Discovery </text:span></text:p>
          </draw:text-box>
        </draw:frame>
        <draw:frame draw:style-name="gr9" draw:text-style-name="P8" draw:layer="layout" svg:width="10.4cm" svg:height="0.8cm" svg:x="1.9cm" svg:y="1.338cm">
          <draw:text-box>
            <text:p text:style-name="P7">Accelerator ring</text:p>
          </draw:text-box>
        </draw:frame>
        <draw:frame draw:style-name="gr9" draw:text-style-name="P8" draw:layer="layout" svg:width="10.4cm" svg:height="0.8cm" svg:x="1.8cm" svg:y="11.1cm">
          <draw:text-box>
            <text:p text:style-name="P7">Collisions </text:p>
          </draw:text-box>
        </draw:frame>
        <draw:frame draw:style-name="gr9" draw:text-style-name="P8" draw:layer="layout" svg:width="10.4cm" svg:height="0.8cm" svg:x="15cm" svg:y="11.4cm">
          <draw:text-box>
            <text:p text:style-name="P7">Detector </text:p>
          </draw:text-box>
        </draw:frame>
        <draw:custom-shape draw:style-name="gr10" draw:text-style-name="P2" draw:layer="layout" svg:width="0.5cm" svg:height="0.9cm" svg:x="23.7cm" svg:y="12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8" draw:layer="layout" svg:width="10.4cm" svg:height="0.8cm" svg:x="21.2cm" svg:y="5.6cm">
          <draw:text-box>
            <text:p text:style-name="P7">Preselection of interesting events</text:p>
          </draw:text-box>
        </draw:frame>
        <draw:custom-shape draw:style-name="gr11" draw:text-style-name="P2" draw:layer="layout" svg:width="1.1cm" svg:height="0.5cm" svg:x="19.5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78cm" svg:height="5.132cm" svg:x="14.1cm" svg:y="4cm">
          <draw:image xlink:href="Pictures/1000000000000104000000C228C2830F6111002B.jpg" xlink:type="simple" xlink:show="embed" xlink:actuate="onLoad">
            <text:p/>
          </draw:image>
        </draw:frame>
        <draw:custom-shape draw:style-name="gr12" draw:text-style-name="P2" draw:layer="layout" svg:width="0.4cm" svg:height="0.8cm" svg:x="17.6cm" svg:y="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4" draw:layer="layout" svg:x1="17.7cm" svg:y1="10.4cm" svg:x2="20.3cm" svg:y2="10.4cm">
          <text:p/>
        </draw:line>
        <draw:frame draw:style-name="gr9" draw:text-style-name="P8" draw:layer="layout" svg:width="10.4cm" svg:height="0.8cm" svg:x="15cm" svg:y="3.4cm">
          <draw:text-box>
            <text:p text:style-name="P7">Multivariate Analysis </text:p>
          </draw:text-box>
        </draw:frame>
        <draw:custom-shape draw:style-name="gr14" draw:text-style-name="P2" draw:layer="layout" svg:width="0.4cm" svg:height="0.7cm" svg:x="17.5cm" svg:y="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1:10:21.422796051</meta:creation-date>
    <dc:date>2016-05-16T23:11:13.019364380</dc:date>
    <meta:editing-duration>PT10M</meta:editing-duration>
    <meta:editing-cycles>1</meta:editing-cycles>
    <meta:generator>LibreOffice/5.1.2.2$Linux_X86_64 LibreOffice_project/10m0$Build-2</meta:generator>
    <meta:document-statistic meta:object-count="21"/>
  </office:meta>
</office:document-meta>
</file>